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REATE TABLE relationship(id INT PRIMARY KEY AUTO_INCREMENT, movie_id INT, actor_id INT,role ENUM('hero','heroine','villian'));</text:p>
      <text:p text:style-name="Standard">Query OK, 0 rows affected (0.09 sec)</text:p>
      <text:p text:style-name="Standard"/>
      <text:p text:style-name="Standard">mysql&gt; ALTER TABLE relationship ADD CONSTRAINT FOREIGN KEY movie_id REFERENCES movie(id);</text:p>
      <text:p text:style-name="Standard">ERROR 1064 (42000): You have an error in your SQL syntax; check the manual that corresponds to your MySQL server version for the right syntax to use near 'REFERENCES movie(id)' at line 1</text:p>
      <text:p text:style-name="Standard">mysql&gt; ALTER TABLE relationship ADD CONSTRAINT FOREIGN KEY(movie_id) REFERENCES movie(id);</text:p>
      <text:p text:style-name="Standard">Query OK, 0 rows affected (0.20 sec)</text:p>
      <text:p text:style-name="Standard">Records: 0 <text:s/>Duplicates: 0 <text:s/>Warnings: 0</text:p>
      <text:p text:style-name="Standard"/>
      <text:p text:style-name="Standard">mysql&gt; ALTER TABLE relationship ADD CONSTRAINT FOREIGN KEY(actor_id) REFERENCES actor(id);</text:p>
      <text:p text:style-name="Standard">Query OK, 0 rows affected (0.25 sec)</text:p>
      <text:p text:style-name="Standard">Records: 0 <text:s/>Duplicates: 0 <text:s/>Warnings: 0</text:p>
      <text:p text:style-name="Standard"/>
      <text:p text:style-name="Standard">mysql&gt; DESC relationship;</text:p>
      <text:p text:style-name="Standard">+----------+----------------------------------+------+-----+---------+----------------+</text:p>
      <text:p text:style-name="Standard">| Field <text:s text:c="3"/>| Type <text:s text:c="28"/>| Null | Key | Default | Extra <text:s text:c="9"/>|</text:p>
      <text:p text:style-name="Standard">+----------+----------------------------------+------+-----+---------+----------------+</text:p>
      <text:p text:style-name="Standard">| id <text:s text:c="6"/>| int <text:s text:c="29"/>| NO <text:s text:c="2"/>| PRI | NULL <text:s text:c="3"/>| auto_increment |</text:p>
      <text:p text:style-name="Standard">| movie_id | int <text:s text:c="29"/>| YES <text:s/>| MUL | NULL <text:s text:c="3"/>| <text:s text:c="15"/>|</text:p>
      <text:p text:style-name="Standard">| actor_id | int <text:s text:c="29"/>| YES <text:s/>| MUL | NULL <text:s text:c="3"/>| <text:s text:c="15"/>|</text:p>
      <text:p text:style-name="Standard">| role <text:s text:c="4"/>| enum('hero','heroine','villian') | YES <text:s/>| <text:s text:c="4"/>| NULL <text:s text:c="3"/>| <text:s text:c="15"/>|</text:p>
      <text:p text:style-name="Standard">+----------+----------------------------------+------+-----+---------+----------------+</text:p>
      <text:p text:style-name="Standard">4 rows in set (0.00 sec)</text:p>
      <text:p text:style-name="Standard"/>
      <text:p text:style-name="Standard">mysql&gt; INSERT INTO movie VALUES(1,"intersteller",100000,"Sci-fi",5000000,4);</text:p>
      <text:p text:style-name="Standard">Query OK, 1 row affected (0.06 sec)</text:p>
      <text:p text:style-name="Standard"/>
      <text:p text:style-name="Standard">mysql&gt; INSERT INTO movie(title,budget,theme,collection,rating) VALUES^C,"intersteller",100000,"Sci-fi",5000000,4);</text:p>
      <text:p text:style-name="Standard">mysql&gt; INSERT INTO movie (title,budget,theme,collection,rating) VALUES("Her",50000,"romance",120000,2),("Shawshank",100000,"thriller",500000,5),("dictator",200000,"comedy",3700000,4),("avengers",300000,"action",500000,3),("prestige",270000,"thriller",2500000,5),("unstoppable",1000000,"action",120000,1);</text:p>
      <text:p text:style-name="Standard">Query OK, 6 rows affected (0.07 sec)</text:p>
      <text:p text:style-name="Standard">Records: 6 <text:s/>Duplicates: 0 <text:s/>Warnings: 0</text:p>
      <text:p text:style-name="Standard"/>
      <text:p text:style-name="Standard">mysql&gt; SELECT * FROM movie;</text:p>
      <text:p text:style-name="Standard">+----+--------------+------------+----------+------------+--------+</text:p>
      <text:p text:style-name="Standard">| id | title <text:s text:c="7"/>| budget <text:s text:c="4"/>| theme <text:s text:c="3"/>| collection | rating |</text:p>
      <text:p text:style-name="Standard">+----+--------------+------------+----------+------------+--------+</text:p>
      <text:p text:style-name="Standard">| <text:s/>1 | intersteller | <text:s/>100000.00 | Sci-fi <text:s text:c="2"/>| 5000000.00 | <text:s text:c="5"/>4 |</text:p>
      <text:p text:style-name="Standard">| <text:s/>2 | Her <text:s text:c="9"/>| <text:s text:c="2"/>50000.00 | romance <text:s/>| <text:s/>120000.00 | <text:s text:c="5"/>2 |</text:p>
      <text:p text:style-name="Standard">| <text:s/>3 | Shawshank <text:s text:c="3"/>| <text:s/>100000.00 | thriller | <text:s/>500000.00 | <text:s text:c="5"/>5 |</text:p>
      <text:p text:style-name="Standard">| <text:s/>4 | dictator <text:s text:c="4"/>| <text:s/>200000.00 | comedy <text:s text:c="2"/>| 3700000.00 | <text:s text:c="5"/>4 |</text:p>
      <text:p text:style-name="Standard">| <text:s/>5 | avengers <text:s text:c="4"/>| <text:s/>300000.00 | action <text:s text:c="2"/>| <text:s/>500000.00 | <text:s text:c="5"/>3 |</text:p>
      <text:p text:style-name="Standard">| <text:s/>6 | prestige <text:s text:c="4"/>| <text:s/>270000.00 | thriller | 2500000.00 | <text:s text:c="5"/>5 |</text:p>
      <text:p text:style-name="Standard">| <text:s/>7 | unstoppable <text:s/>| 1000000.00 | action <text:s text:c="2"/>| <text:s/>120000.00 | <text:s text:c="5"/>1 |</text:p>
      <text:p text:style-name="Standard"><text:soft-page-break/>+----+--------------+------------+----------+------------+--------+</text:p>
      <text:p text:style-name="Standard">7 rows in set (0.00 sec)</text:p>
      <text:p text:style-name="Standard"/>
      <text:p text:style-name="Standard">mysql&gt; ALTER TABLE movie MODIFY COLUMN rating FLOAT(3,1);</text:p>
      <text:p text:style-name="Standard">Query OK, 7 rows affected, 1 warning (0.40 sec)</text:p>
      <text:p text:style-name="Standard">Records: 7 <text:s/>Duplicates: 0 <text:s/>Warnings: 1</text:p>
      <text:p text:style-name="Standard"/>
      <text:p text:style-name="Standard">mysql&gt; SELECT * FROM movie;</text:p>
      <text:p text:style-name="Standard">+----+--------------+------------+----------+------------+--------+</text:p>
      <text:p text:style-name="Standard">| id | title <text:s text:c="7"/>| budget <text:s text:c="4"/>| theme <text:s text:c="3"/>| collection | rating |</text:p>
      <text:p text:style-name="Standard">+----+--------------+------------+----------+------------+--------+</text:p>
      <text:p text:style-name="Standard">| <text:s/>1 | intersteller | <text:s/>100000.00 | Sci-fi <text:s text:c="2"/>| 5000000.00 | <text:s text:c="3"/>4.0 |</text:p>
      <text:p text:style-name="Standard">| <text:s/>2 | Her <text:s text:c="9"/>| <text:s text:c="2"/>50000.00 | romance <text:s/>| <text:s/>120000.00 | <text:s text:c="3"/>2.0 |</text:p>
      <text:p text:style-name="Standard">| <text:s/>3 | Shawshank <text:s text:c="3"/>| <text:s/>100000.00 | thriller | <text:s/>500000.00 | <text:s text:c="3"/>5.0 |</text:p>
      <text:p text:style-name="Standard">| <text:s/>4 | dictator <text:s text:c="4"/>| <text:s/>200000.00 | comedy <text:s text:c="2"/>| 3700000.00 | <text:s text:c="3"/>4.0 |</text:p>
      <text:p text:style-name="Standard">| <text:s/>5 | avengers <text:s text:c="4"/>| <text:s/>300000.00 | action <text:s text:c="2"/>| <text:s/>500000.00 | <text:s text:c="3"/>3.0 |</text:p>
      <text:p text:style-name="Standard">| <text:s/>6 | prestige <text:s text:c="4"/>| <text:s/>270000.00 | thriller | 2500000.00 | <text:s text:c="3"/>5.0 |</text:p>
      <text:p text:style-name="Standard">| <text:s/>7 | unstoppable <text:s/>| 1000000.00 | action <text:s text:c="2"/>| <text:s/>120000.00 | <text:s text:c="3"/>1.0 |</text:p>
      <text:p text:style-name="Standard">+----+--------------+------------+----------+------------+--------+</text:p>
      <text:p text:style-name="Standard">7 rows in set (0.00 sec)</text:p>
      <text:p text:style-name="Standard"/>
      <text:p text:style-name="Standard">mysql&gt; UPDATE movie SET rating=1.5 WHERE id=7;</text:p>
      <text:p text:style-name="Standard">Query OK, 1 row affected (0.08 sec)</text:p>
      <text:p text:style-name="Standard">Rows matched: 1 <text:s/>Changed: 1 <text:s/>Warnings: 0</text:p>
      <text:p text:style-name="Standard"/>
      <text:p text:style-name="Standard">mysql&gt; UPDATE movie SET rating=4.5 WHERE id=6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UPDATE movie SET rating=3.5 WHERE id=5;</text:p>
      <text:p text:style-name="Standard">Query OK, 1 row affected (0.04 sec)</text:p>
      <text:p text:style-name="Standard">Rows matched: 1 <text:s/>Changed: 1 <text:s/>Warnings: 0</text:p>
      <text:p text:style-name="Standard"/>
      <text:p text:style-name="Standard">mysql&gt; UPDATE movie SET rating=2.5 WHERE id=2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SELECT * FROM movie;</text:p>
      <text:p text:style-name="Standard">+----+--------------+------------+----------+------------+--------+</text:p>
      <text:p text:style-name="Standard">| id | title <text:s text:c="7"/>| budget <text:s text:c="4"/>| theme <text:s text:c="3"/>| collection | rating |</text:p>
      <text:p text:style-name="Standard">+----+--------------+------------+----------+------------+--------+</text:p>
      <text:p text:style-name="Standard">| <text:s/>1 | intersteller | <text:s/>100000.00 | Sci-fi <text:s text:c="2"/>| 5000000.00 | <text:s text:c="3"/>4.0 |</text:p>
      <text:p text:style-name="Standard">| <text:s/>2 | Her <text:s text:c="9"/>| <text:s text:c="2"/>50000.00 | romance <text:s/>| <text:s/>120000.00 | <text:s text:c="3"/>2.5 |</text:p>
      <text:p text:style-name="Standard">| <text:s/>3 | Shawshank <text:s text:c="3"/>| <text:s/>100000.00 | thriller | <text:s/>500000.00 | <text:s text:c="3"/>5.0 |</text:p>
      <text:p text:style-name="Standard">| <text:s/>4 | dictator <text:s text:c="4"/>| <text:s/>200000.00 | comedy <text:s text:c="2"/>| 3700000.00 | <text:s text:c="3"/>4.0 |</text:p>
      <text:p text:style-name="Standard">| <text:s/>5 | avengers <text:s text:c="4"/>| <text:s/>300000.00 | action <text:s text:c="2"/>| <text:s/>500000.00 | <text:s text:c="3"/>3.5 |</text:p>
      <text:p text:style-name="Standard">| <text:s/>6 | prestige <text:s text:c="4"/>| <text:s/>270000.00 | thriller | 2500000.00 | <text:s text:c="3"/>4.5 |</text:p>
      <text:p text:style-name="Standard">| <text:s/>7 | unstoppable <text:s/>| 1000000.00 | action <text:s text:c="2"/>| <text:s/>120000.00 | <text:s text:c="3"/>1.5 |</text:p>
      <text:p text:style-name="Standard">+----+--------------+------------+----------+------------+--------+</text:p>
      <text:p text:style-name="Standard">7 rows in set (0.00 sec)</text:p>
      <text:p text:style-name="Standard"/>
      <text:p text:style-name="Standard">mysql&gt; UPDATE movie SET rating=4.5 WHERE id=1;</text:p>
      <text:p text:style-name="Standard"><text:soft-page-break/>Query OK, 1 row affected (0.06 sec)</text:p>
      <text:p text:style-name="Standard">Rows matched: 1 <text:s/>Changed: 1 <text:s/>Warnings: 0</text:p>
      <text:p text:style-name="Standard"/>
      <text:p text:style-name="Standard">mysql&gt; SELECT * FROM movie;</text:p>
      <text:p text:style-name="Standard">+----+--------------+------------+----------+------------+--------+</text:p>
      <text:p text:style-name="Standard">| id | title <text:s text:c="7"/>| budget <text:s text:c="4"/>| theme <text:s text:c="3"/>| collection | rating |</text:p>
      <text:p text:style-name="Standard">+----+--------------+------------+----------+------------+--------+</text:p>
      <text:p text:style-name="Standard">| <text:s/>1 | intersteller | <text:s/>100000.00 | Sci-fi <text:s text:c="2"/>| 5000000.00 | <text:s text:c="3"/>4.5 |</text:p>
      <text:p text:style-name="Standard">| <text:s/>2 | Her <text:s text:c="9"/>| <text:s text:c="2"/>50000.00 | romance <text:s/>| <text:s/>120000.00 | <text:s text:c="3"/>2.5 |</text:p>
      <text:p text:style-name="Standard">| <text:s/>3 | Shawshank <text:s text:c="3"/>| <text:s/>100000.00 | thriller | <text:s/>500000.00 | <text:s text:c="3"/>5.0 |</text:p>
      <text:p text:style-name="Standard">| <text:s/>4 | dictator <text:s text:c="4"/>| <text:s/>200000.00 | comedy <text:s text:c="2"/>| 3700000.00 | <text:s text:c="3"/>4.0 |</text:p>
      <text:p text:style-name="Standard">| <text:s/>5 | avengers <text:s text:c="4"/>| <text:s/>300000.00 | action <text:s text:c="2"/>| <text:s/>500000.00 | <text:s text:c="3"/>3.5 |</text:p>
      <text:p text:style-name="Standard">| <text:s/>6 | prestige <text:s text:c="4"/>| <text:s/>270000.00 | thriller | 2500000.00 | <text:s text:c="3"/>4.5 |</text:p>
      <text:p text:style-name="Standard">| <text:s/>7 | unstoppable <text:s/>| 1000000.00 | action <text:s text:c="2"/>| <text:s/>120000.00 | <text:s text:c="3"/>1.5 |</text:p>
      <text:p text:style-name="Standard">+----+--------------+------------+----------+------------+--------+</text:p>
      <text:p text:style-name="Standard">7 rows in set (0.00 sec)</text:p>
      <text:p text:style-name="Standard"/>
      <text:p text:style-name="Standard">mysql&gt; INSERT INTO actor VALUES(101,"mathewM",60000,3);</text:p>
      <text:p text:style-name="Standard">Query OK, 1 row affected (0.06 sec)</text:p>
      <text:p text:style-name="Standard"/>
      <text:p text:style-name="Standard">mysql&gt; DESC actor</text:p>
      <text:p text:style-name="Standard"><text:s text:c="4"/>-&gt; ;</text:p>
      <text:p text:style-name="Standard">+--------------+-------------+------+-----+---------+----------------+</text:p>
      <text:p text:style-name="Standard">| Field <text:s text:c="7"/>| Type <text:s text:c="7"/>| Null | Key | Default | Extra <text:s text:c="9"/>|</text:p>
      <text:p text:style-name="Standard">+--------------+-------------+------+-----+---------+----------------+</text:p>
      <text:p text:style-name="Standard">| id <text:s text:c="10"/>| int <text:s text:c="8"/>| NO <text:s text:c="2"/>| PRI | NULL <text:s text:c="3"/>| auto_increment |</text:p>
      <text:p text:style-name="Standard">| name <text:s text:c="8"/>| varchar(40) | YES <text:s/>| <text:s text:c="4"/>| NULL <text:s text:c="3"/>| <text:s text:c="15"/>|</text:p>
      <text:p text:style-name="Standard">| fees <text:s text:c="8"/>| float(8,2) <text:s/>| YES <text:s/>| <text:s text:c="4"/>| NULL <text:s text:c="3"/>| <text:s text:c="15"/>|</text:p>
      <text:p text:style-name="Standard">| no_of_movies | int <text:s text:c="8"/>| YES <text:s/>| <text:s text:c="4"/>| NULL <text:s text:c="3"/>| <text:s text:c="15"/>|</text:p>
      <text:p text:style-name="Standard">+--------------+-------------+------+-----+---------+----------------+</text:p>
      <text:p text:style-name="Standard">4 rows in set (0.00 sec)</text:p>
      <text:p text:style-name="Standard"/>
      <text:p text:style-name="Standard">mysql&gt; INSERT INTO actor(name,fees,no_of_movies) VALUES(102,"ChrisPine",100000,1),(103,"SBC",500000,1),(104,"HJackman",100000,1),(105,"chrisBale",120000,1),(106,"RobertJr",100000,1),(107,"ScarlettJ",40000,2),(108,"JPhoenix",10000,1);</text:p>
      <text:p text:style-name="Standard">ERROR 1136 (21S01): Column count doesn't match value count at row 1</text:p>
      <text:p text:style-name="Standard">mysql&gt; INSERT INTO actor(name,fees,no_of_movies) VALUES("ChrisPine",100000,1),("SBC",500000,1),("HJackman",100000,1),("chrisBale",120000,1),("RobertJr",100000,1),("ScarlettJ",40000,2),("JPhoenix",10000,1);</text:p>
      <text:p text:style-name="Standard">Query OK, 7 rows affected (0.10 sec)</text:p>
      <text:p text:style-name="Standard">Records: 7 <text:s/>Duplicates: 0 <text:s/>Warnings: 0</text:p>
      <text:p text:style-name="Standard"/>
      <text:p text:style-name="Standard">mysql&gt; SELECT * FROM actor;</text:p>
      <text:p text:style-name="Standard">+-----+-----------+-----------+--------------+</text:p>
      <text:p text:style-name="Standard">| id <text:s/>| name <text:s text:c="5"/>| fees <text:s text:c="5"/>| no_of_movies |</text:p>
      <text:p text:style-name="Standard">+-----+-----------+-----------+--------------+</text:p>
      <text:p text:style-name="Standard">| 101 | mathewM <text:s text:c="2"/>| <text:s/>60000.00 | <text:s text:c="11"/>3 |</text:p>
      <text:p text:style-name="Standard">| 102 | ChrisPine | 100000.00 | <text:s text:c="11"/>1 |</text:p>
      <text:p text:style-name="Standard">| 103 | SBC <text:s text:c="6"/>| 500000.00 | <text:s text:c="11"/>1 |</text:p>
      <text:p text:style-name="Standard">| 104 | HJackman <text:s/>| 100000.00 | <text:s text:c="11"/>1 |</text:p>
      <text:p text:style-name="Standard">| 105 | chrisBale | 120000.00 | <text:s text:c="11"/>1 |</text:p>
      <text:p text:style-name="Standard">| 106 | RobertJr <text:s/>| 100000.00 | <text:s text:c="11"/>1 |</text:p>
      <text:p text:style-name="Standard"><text:soft-page-break/>| 107 | ScarlettJ | <text:s/>40000.00 | <text:s text:c="11"/>2 |</text:p>
      <text:p text:style-name="Standard">| 108 | JPhoenix <text:s/>| <text:s/>10000.00 | <text:s text:c="11"/>1 |</text:p>
      <text:p text:style-name="Standard">+-----+-----------+-----------+--------------+</text:p>
      <text:p text:style-name="Standard">8 rows in set (0.00 sec)</text:p>
      <text:p text:style-name="Standard"/>
      <text:p text:style-name="Standard">mysql&gt; UPDATE actor SET no_of_movies=1 WHERE id=101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UPDATE actor SET no_of_movies=2 WHERE id=106;</text:p>
      <text:p text:style-name="Standard">Query OK, 1 row affected (0.02 sec)</text:p>
      <text:p text:style-name="Standard">Rows matched: 1 <text:s/>Changed: 1 <text:s/>Warnings: 0</text:p>
      <text:p text:style-name="Standard"/>
      <text:p text:style-name="Standard">mysql&gt; SELECT * FROM actor WHERE fees=(SELECT MAX(fees) FROM actor);</text:p>
      <text:p text:style-name="Standard">+-----+------+-----------+--------------+</text:p>
      <text:p text:style-name="Standard">| id <text:s/>| name | fees <text:s text:c="5"/>| no_of_movies |</text:p>
      <text:p text:style-name="Standard">+-----+------+-----------+--------------+</text:p>
      <text:p text:style-name="Standard">| 103 | SBC <text:s/>| 500000.00 | <text:s text:c="11"/>1 |</text:p>
      <text:p text:style-name="Standard">+-----+------+-----------+--------------+</text:p>
      <text:p text:style-name="Standard">1 row in set (0.04 sec)</text:p>
      <text:p text:style-name="Standard"/>
      <text:p text:style-name="Standard">mysql&gt; INSERT INTO relationship VALUES(1001,1,101,'hero');</text:p>
      <text:p text:style-name="Standard">Query OK, 1 row affected (0.05 sec)</text:p>
      <text:p text:style-name="Standard"/>
      <text:p text:style-name="Standard">mysql&gt; INSERT INTO relationship(movie_id,actor_id,role) VALUES(2,108,'hero'),(2,107,'heroine'),(4,103,'hero'),(5,106,'hero'),(5,107,'heroine'),(6,104,'hero'),(6,105,'hero'),(7,102,'hero');</text:p>
      <text:p text:style-name="Standard">Query OK, 8 rows affected (0.02 sec)</text:p>
      <text:p text:style-name="Standard">Records: 8 <text:s/>Duplicates: 0 <text:s/>Warnings: 0</text:p>
      <text:p text:style-name="Standard"/>
      <text:p text:style-name="Standard">mysql&gt; SELECT * FROM relationship;</text:p>
      <text:p text:style-name="Standard">+------+----------+----------+---------+</text:p>
      <text:p text:style-name="Standard">| id <text:s text:c="2"/>| movie_id | actor_id | role <text:s text:c="3"/>|</text:p>
      <text:p text:style-name="Standard">+------+----------+----------+---------+</text:p>
      <text:p text:style-name="Standard">| 1001 | <text:s text:c="7"/>1 | <text:s text:c="5"/>101 | hero <text:s text:c="3"/>|</text:p>
      <text:p text:style-name="Standard">| 1002 | <text:s text:c="7"/>2 | <text:s text:c="5"/>108 | hero <text:s text:c="3"/>|</text:p>
      <text:p text:style-name="Standard">| 1003 | <text:s text:c="7"/>2 | <text:s text:c="5"/>107 | heroine |</text:p>
      <text:p text:style-name="Standard">| 1004 | <text:s text:c="7"/>4 | <text:s text:c="5"/>103 | hero <text:s text:c="3"/>|</text:p>
      <text:p text:style-name="Standard">| 1005 | <text:s text:c="7"/>5 | <text:s text:c="5"/>106 | hero <text:s text:c="3"/>|</text:p>
      <text:p text:style-name="Standard">| 1006 | <text:s text:c="7"/>5 | <text:s text:c="5"/>107 | heroine |</text:p>
      <text:p text:style-name="Standard">| 1007 | <text:s text:c="7"/>6 | <text:s text:c="5"/>104 | hero <text:s text:c="3"/>|</text:p>
      <text:p text:style-name="Standard">| 1008 | <text:s text:c="7"/>6 | <text:s text:c="5"/>105 | hero <text:s text:c="3"/>|</text:p>
      <text:p text:style-name="Standard">| 1009 | <text:s text:c="7"/>7 | <text:s text:c="5"/>102 | hero <text:s text:c="3"/>|</text:p>
      <text:p text:style-name="Standard">+------+----------+----------+---------+</text:p>
      <text:p text:style-name="Standard">9 rows in set (0.00 sec)</text:p>
      <text:p text:style-name="Standard"/>
      <text:p text:style-name="Standard">mysql&gt; INSERT INTO actor(name,fees,no_of_movies) VALUES("TimRobbin",100000,1),("MFreeman",100000,1);</text:p>
      <text:p text:style-name="Standard">Query OK, 2 rows affected (0.01 sec)</text:p>
      <text:p text:style-name="Standard">Records: 2 <text:s/>Duplicates: 0 <text:s/>Warnings: 0</text:p>
      <text:p text:style-name="Standard"/>
      <text:p text:style-name="Standard">mysql&gt; SELECT * FROM actor;</text:p>
      <text:p text:style-name="Standard"><text:soft-page-break/>+-----+-----------+-----------+--------------+</text:p>
      <text:p text:style-name="Standard">| id <text:s/>| name <text:s text:c="5"/>| fees <text:s text:c="5"/>| no_of_movies |</text:p>
      <text:p text:style-name="Standard">+-----+-----------+-----------+--------------+</text:p>
      <text:p text:style-name="Standard">| 101 | mathewM <text:s text:c="2"/>| <text:s/>60000.00 | <text:s text:c="11"/>1 |</text:p>
      <text:p text:style-name="Standard">| 102 | ChrisPine | 100000.00 | <text:s text:c="11"/>1 |</text:p>
      <text:p text:style-name="Standard">| 103 | SBC <text:s text:c="6"/>| 500000.00 | <text:s text:c="11"/>1 |</text:p>
      <text:p text:style-name="Standard">| 104 | HJackman <text:s/>| 100000.00 | <text:s text:c="11"/>1 |</text:p>
      <text:p text:style-name="Standard">| 105 | chrisBale | 120000.00 | <text:s text:c="11"/>1 |</text:p>
      <text:p text:style-name="Standard">| 106 | RobertJr <text:s/>| 100000.00 | <text:s text:c="11"/>2 |</text:p>
      <text:p text:style-name="Standard">| 107 | ScarlettJ | <text:s/>40000.00 | <text:s text:c="11"/>2 |</text:p>
      <text:p text:style-name="Standard">| 108 | JPhoenix <text:s/>| <text:s/>10000.00 | <text:s text:c="11"/>1 |</text:p>
      <text:p text:style-name="Standard">| 109 | TimRobbin | 100000.00 | <text:s text:c="11"/>1 |</text:p>
      <text:p text:style-name="Standard">| 110 | MFreeman <text:s/>| 100000.00 | <text:s text:c="11"/>1 |</text:p>
      <text:p text:style-name="Standard">+-----+-----------+-----------+--------------+</text:p>
      <text:p text:style-name="Standard">10 rows in set (0.00 sec)</text:p>
      <text:p text:style-name="Standard"/>
      <text:p text:style-name="Standard">mysql&gt; INSERT INTO relationship(movie_id,actor_id,role) VALUES(3,109,'hero'),(3,110,'hero');</text:p>
      <text:p text:style-name="Standard">Query OK, 2 rows affected (0.05 sec)</text:p>
      <text:p text:style-name="Standard">Records: 2 <text:s/>Duplicates: 0 <text:s/>Warnings: 0</text:p>
      <text:p text:style-name="Standard"/>
      <text:p text:style-name="Standard">mysql&gt; SELECT * FROM relationship;</text:p>
      <text:p text:style-name="Standard">+------+----------+----------+---------+</text:p>
      <text:p text:style-name="Standard">| id <text:s text:c="2"/>| movie_id | actor_id | role <text:s text:c="3"/>|</text:p>
      <text:p text:style-name="Standard">+------+----------+----------+---------+</text:p>
      <text:p text:style-name="Standard">| 1001 | <text:s text:c="7"/>1 | <text:s text:c="5"/>101 | hero <text:s text:c="3"/>|</text:p>
      <text:p text:style-name="Standard">| 1002 | <text:s text:c="7"/>2 | <text:s text:c="5"/>108 | hero <text:s text:c="3"/>|</text:p>
      <text:p text:style-name="Standard">| 1003 | <text:s text:c="7"/>2 | <text:s text:c="5"/>107 | heroine |</text:p>
      <text:p text:style-name="Standard">| 1004 | <text:s text:c="7"/>4 | <text:s text:c="5"/>103 | hero <text:s text:c="3"/>|</text:p>
      <text:p text:style-name="Standard">| 1005 | <text:s text:c="7"/>5 | <text:s text:c="5"/>106 | hero <text:s text:c="3"/>|</text:p>
      <text:p text:style-name="Standard">| 1006 | <text:s text:c="7"/>5 | <text:s text:c="5"/>107 | heroine |</text:p>
      <text:p text:style-name="Standard">| 1007 | <text:s text:c="7"/>6 | <text:s text:c="5"/>104 | hero <text:s text:c="3"/>|</text:p>
      <text:p text:style-name="Standard">| 1008 | <text:s text:c="7"/>6 | <text:s text:c="5"/>105 | hero <text:s text:c="3"/>|</text:p>
      <text:p text:style-name="Standard">| 1009 | <text:s text:c="7"/>7 | <text:s text:c="5"/>102 | hero <text:s text:c="3"/>|</text:p>
      <text:p text:style-name="Standard">| 1010 | <text:s text:c="7"/>3 | <text:s text:c="5"/>109 | hero <text:s text:c="3"/>|</text:p>
      <text:p text:style-name="Standard">| 1011 | <text:s text:c="7"/>3 | <text:s text:c="5"/>110 | hero <text:s text:c="3"/>|</text:p>
      <text:p text:style-name="Standard">+------+----------+----------+---------+</text:p>
      <text:p text:style-name="Standard">11 rows in set (0.00 sec)</text:p>
      <text:p text:style-name="Standard"/>
      <text:p text:style-name="Standard">mysql&gt; SELECT * FROM movie;</text:p>
      <text:p text:style-name="Standard">+----+--------------+------------+----------+------------+--------+</text:p>
      <text:p text:style-name="Standard">| id | title <text:s text:c="7"/>| budget <text:s text:c="4"/>| theme <text:s text:c="3"/>| collection | rating |</text:p>
      <text:p text:style-name="Standard">+----+--------------+------------+----------+------------+--------+</text:p>
      <text:p text:style-name="Standard">| <text:s/>1 | intersteller | <text:s/>100000.00 | Sci-fi <text:s text:c="2"/>| 5000000.00 | <text:s text:c="3"/>4.5 |</text:p>
      <text:p text:style-name="Standard">| <text:s/>2 | Her <text:s text:c="9"/>| <text:s text:c="2"/>50000.00 | romance <text:s/>| <text:s/>120000.00 | <text:s text:c="3"/>2.5 |</text:p>
      <text:p text:style-name="Standard">| <text:s/>3 | Shawshank <text:s text:c="3"/>| <text:s/>100000.00 | thriller | <text:s/>500000.00 | <text:s text:c="3"/>5.0 |</text:p>
      <text:p text:style-name="Standard">| <text:s/>4 | dictator <text:s text:c="4"/>| <text:s/>200000.00 | comedy <text:s text:c="2"/>| 3700000.00 | <text:s text:c="3"/>4.0 |</text:p>
      <text:p text:style-name="Standard">| <text:s/>5 | avengers <text:s text:c="4"/>| <text:s/>300000.00 | action <text:s text:c="2"/>| <text:s/>500000.00 | <text:s text:c="3"/>3.5 |</text:p>
      <text:p text:style-name="Standard">| <text:s/>6 | prestige <text:s text:c="4"/>| <text:s/>270000.00 | thriller | 2500000.00 | <text:s text:c="3"/>4.5 |</text:p>
      <text:p text:style-name="Standard">| <text:s/>7 | unstoppable <text:s/>| 1000000.00 | action <text:s text:c="2"/>| <text:s/>120000.00 | <text:s text:c="3"/>1.5 |</text:p>
      <text:p text:style-name="Standard">+----+--------------+------------+----------+------------+--------+</text:p>
      <text:p text:style-name="Standard">7 rows in set (0.00 sec)</text:p>
      <text:p text:style-name="Standard"/>
      <text:p text:style-name="Standard"><text:soft-page-break/>mysql&gt; UPDATE movie SET rating=0.5 WHERE rating=1.5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SELECT * FROM actor WHERE id=(SELECT actor_id FROM relationship WHERE movie_id=(SELECT id FROM movie WHERE rating=(SELECT MIN(rating) FROM movie)));</text:p>
      <text:p text:style-name="Standard">+-----+-----------+-----------+--------------+</text:p>
      <text:p text:style-name="Standard">| id <text:s/>| name <text:s text:c="5"/>| fees <text:s text:c="5"/>| no_of_movies |</text:p>
      <text:p text:style-name="Standard">+-----+-----------+-----------+--------------+</text:p>
      <text:p text:style-name="Standard">| 102 | ChrisPine | 100000.00 | <text:s text:c="11"/>1 |</text:p>
      <text:p text:style-name="Standard">+-----+-----------+-----------+--------------+</text:p>
      <text:p text:style-name="Standard">1 row in set (0.05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2:02:02.226435517</meta:creation-date>
    <dc:date>2023-04-06T12:02:56.671356514</dc:date>
    <meta:editing-duration>PT5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223" meta:word-count="1901" meta:character-count="12396" meta:non-whitespace-character-count="9500"/>
  </office:meta>
</office:document-meta>
</file>